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 draw:shadow-opacity="8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fill-gradient-name="Gradient_20_1" draw:fill-hatch-name="Black_20_90_20_Degrees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6cm" fo:min-width="4.04cm"/>
    </style:style>
    <style:style style:name="gr7" style:family="graphic" style:parent-style-name="standard">
      <style:graphic-properties draw:fill="solid" draw:fill-color="#ffffff" draw:fill-gradient-name="Gradient_20_1" draw:fill-hatch-name="Black_20_90_20_Degrees" draw:textarea-horizontal-align="justify" draw:textarea-vertical-align="middle" draw:auto-grow-height="false" draw:shadow-offset-x="0.305cm" draw:shadow-offset-y="0.30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draw:shadow-offset-x="0.305cm" draw:shadow-offset-y="0.305cm"/>
    </style:style>
    <style:style style:name="gr9" style:family="graphic" style:parent-style-name="standard">
      <style:graphic-properties draw:fill="solid" draw:fill-color="#e6e6ff" draw:fill-gradient-name="Gradient_20_1" draw:fill-hatch-name="Black_20_90_20_Degrees" draw:textarea-horizontal-align="justify" draw:textarea-vertical-align="middle" draw:auto-grow-height="false" draw:shadow-offset-x="0.305cm" draw:shadow-offset-y="0.305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 fo:font-size="26pt" style:font-size-asian="26pt" style:font-size-complex="26pt"/>
    </style:style>
    <style:style style:name="P3" style:family="paragraph">
      <style:text-properties fo:font-family="Verdana" style:font-family-generic="swiss" style:font-pitch="variable" fo:font-size="24pt" fo:text-shadow="1pt 1pt" style:font-size-asian="24pt" style:font-size-complex="24pt"/>
    </style:style>
    <style:style style:name="P4" style:family="paragraph">
      <style:text-properties fo:font-family="Verdana" style:font-family-generic="swiss" style:font-pitch="variable"/>
    </style:style>
    <style:style style:name="P5" style:family="paragraph">
      <style:paragraph-properties fo:text-align="center"/>
      <style:text-properties fo:font-family="Verdana" style:font-family-generic="swiss" style:font-pitch="variable"/>
    </style:style>
    <style:style style:name="P6" style:family="paragraph">
      <style:paragraph-properties fo:text-align="center"/>
      <style:text-properties fo:font-family="Verdana" style:font-family-generic="swiss" style:font-pitch="variable" style:text-underline-style="solid" style:text-underline-width="auto" style:text-underline-color="font-color"/>
    </style:style>
    <style:style style:name="T1" style:family="text">
      <style:text-properties fo:font-family="Verdana" style:font-family-generic="swiss" style:font-pitch="variable" fo:font-size="26pt" style:font-size-asian="26pt" style:font-size-complex="26pt"/>
    </style:style>
    <style:style style:name="T2" style:family="text">
      <style:text-properties fo:font-family="Verdana" style:font-family-generic="swiss" style:font-pitch="variable" fo:font-size="24pt" fo:text-shadow="1pt 1pt" style:font-size-asian="24pt" style:font-size-complex="24pt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font-family="Verdana" style:font-family-generic="swiss" style:font-pitch="variable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7.145cm" svg:x="18.78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4.605cm" svg:x="6.08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2.54cm" svg:x="6.08cm" svg:y="16.8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4.445cm" svg:x="6.08cm" svg:y="12.4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5cm" svg:height="1.369cm" svg:x="4.175cm" svg:y="2.27cm">
          <draw:text-box>
            <text:p><text:span text:style-name="T1">Top Of Memory</text:span></text:p>
          </draw:text-box>
        </draw:frame>
        <draw:line draw:style-name="gr5" draw:text-style-name="P1" draw:layer="layout" svg:x1="18.78cm" svg:y1="8.62cm" svg:x2="26.4cm" svg:y2="8.62cm">
          <text:p/>
        </draw:line>
        <draw:line draw:style-name="gr5" draw:text-style-name="P1" draw:layer="layout" svg:x1="18.78cm" svg:y1="17.51cm" svg:x2="21.32cm" svg:y2="17.51cm">
          <text:p/>
        </draw:line>
        <draw:frame draw:style-name="gr6" draw:text-style-name="P3" draw:layer="layout" svg:width="4.54cm" svg:height="2.309cm" svg:x="13.065cm" svg:y="13.7cm">
          <draw:text-box>
            <text:p><text:span text:style-name="T2">Low Memory</text:span></text:p>
          </draw:text-box>
        </draw:frame>
        <draw:frame draw:style-name="gr4" draw:text-style-name="P4" draw:layer="layout" svg:width="4.532cm" svg:height="1.791cm" svg:x="1.635cm" svg:y="14.449cm">
          <draw:text-box>
            <text:p><text:span text:style-name="T3"/></text:p>
            <text:p><text:span text:style-name="T3">Limit <text:s/>80286</text:span></text:p>
          </draw:text-box>
        </draw:frame>
        <draw:frame draw:style-name="gr4" draw:layer="layout" svg:width="2.928cm" svg:height="1.331cm" svg:x="2.551cm" svg:y="18.78cm">
          <draw:text-box>
            <text:p>0x00000</text:p>
          </draw:text-box>
        </draw:frame>
        <draw:frame draw:style-name="gr4" draw:layer="layout" svg:width="3.279cm" svg:height="1.331cm" svg:x="2.166cm" svg:y="14.335cm">
          <draw:text-box>
            <text:p>0x100000</text:p>
          </draw:text-box>
        </draw:frame>
        <draw:frame draw:style-name="gr4" draw:layer="layout" svg:width="4.287cm" svg:height="1.331cm" svg:x="2.27cm" svg:y="4.175cm">
          <draw:text-box>
            <text:p>0xFFFFFFFF</text:p>
          </draw:text-box>
        </draw:frame>
        <draw:frame draw:style-name="gr4" draw:layer="layout" svg:width="1.772cm" svg:height="1.331cm" svg:x="10.023cm" svg:y="4.175cm">
          <draw:text-box>
            <text:p>4GB</text:p>
          </draw:text-box>
        </draw:frame>
        <draw:custom-shape draw:style-name="gr7" draw:text-style-name="P5" draw:layer="layout" svg:width="3.81cm" svg:height="1.905cm" svg:x="18.78cm" svg:y="15.605cm">
          <text:p text:style-name="P1"><text:span text:style-name="T3">Bootloader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32cm" svg:height="1.021cm" svg:x="23.091cm" svg:y="16.875cm">
          <draw:text-box>
            <text:p><text:span text:style-name="T3">0x7C00</text:span></text:p>
          </draw:text-box>
        </draw:frame>
        <draw:custom-shape draw:style-name="gr8" draw:text-style-name="P5" draw:layer="layout" svg:width="3.81cm" svg:height="5.08cm" svg:x="18.78cm" svg:y="8.62cm">
          <text:p text:style-name="P1"><text:span text:style-name="T3">Kernel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9cm" svg:height="1.021cm" svg:x="23.019cm" svg:y="14.97cm">
          <draw:text-box>
            <text:p><text:span text:style-name="T3">0x7E00</text:span></text:p>
          </draw:text-box>
        </draw:frame>
        <draw:custom-shape draw:style-name="gr9" draw:text-style-name="P6" draw:layer="layout" svg:width="3.81cm" svg:height="6.35cm" svg:x="18.78cm" svg:y="2.27cm">
          <text:p text:style-name="P1"><text:span text:style-name="T4">RESERVED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81cm" svg:height="1.905cm" svg:x="18.78cm" svg:y="17.51cm">
          <text:p text:style-name="P1"><text:span text:style-name="T4">RESERVED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326cm" svg:height="1.021cm" svg:x="23.225cm" svg:y="7.599cm">
          <draw:text-box>
            <text:p><text:span text:style-name="T3">0xA0000</text:span></text:p>
          </draw:text-box>
        </draw:frame>
        <draw:line draw:style-name="gr5" draw:text-style-name="P1" draw:layer="layout" svg:x1="9.89cm" svg:y1="14.97cm" svg:x2="18.78cm" svg:y2="2.27cm">
          <text:p/>
        </draw:line>
        <draw:line draw:style-name="gr5" draw:text-style-name="P1" draw:layer="layout" svg:x1="9.89cm" svg:y1="19.415cm" svg:x2="18.78cm" svg:y2="19.415cm">
          <text:p/>
        </draw:line>
        <draw:custom-shape draw:style-name="gr10" draw:text-style-name="P1" draw:layer="layout" svg:width="3.81cm" svg:height="2.54cm" svg:x="6.08cm" svg:y="14.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1cm" svg:height="0.635cm" svg:x="6.08cm" svg:y="18.78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928cm" svg:height="1.331cm" svg:x="23.225cm" svg:y="13.004cm">
          <draw:text-box>
            <text:p>0x100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90_20_Degrees" draw:display-name="Black 90 Degrees" draw:style="single" draw:color="#000000" draw:distance="0.102cm" draw:rotation="90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avatage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tallicA OLD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ix </meta:initial-creator>
    <meta:creation-date>2010-10-18T13:08:50</meta:creation-date>
    <dc:date>2010-11-21T17:45:00</dc:date>
    <dc:creator>markix </dc:creator>
    <meta:editing-duration>PT01H04M09S</meta:editing-duration>
    <meta:editing-cycles>11</meta:editing-cycles>
    <meta:generator>OpenOffice.org/3.2$Linux OpenOffice.org_project/320m12$Build-9483</meta:generator>
    <meta:document-statistic meta:object-count="25"/>
  </office:meta>
</office:document-meta>
</file>